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c32b8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text-properties style:font-name="Liberation Sans" fo:font-size="12pt" style:font-size-asian="12pt" style:font-size-complex="12p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8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1" style:family="paragraph" style:parent-style-name="Standard">
      <style:text-properties officeooo:paragraph-rsid="01b63ad1"/>
    </style:style>
    <style:style style:name="P52" style:family="paragraph" style:parent-style-name="Standard">
      <style:text-properties officeooo:paragraph-rsid="01bc32b8"/>
    </style:style>
    <style:style style:name="P53" style:family="paragraph" style:parent-style-name="Standard">
      <style:text-properties officeooo:paragraph-rsid="01be4eb0"/>
    </style:style>
    <style:style style:name="P54" style:family="paragraph" style:parent-style-name="Standard">
      <style:text-properties officeooo:paragraph-rsid="01c0339d"/>
    </style:style>
    <style:style style:name="P55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5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58" style:family="paragraph" style:parent-style-name="Standard" style:list-style-name="L1">
      <style:paragraph-properties fo:break-before="page"/>
      <style:text-properties officeooo:paragraph-rsid="01e3b86a"/>
    </style:style>
    <style:style style:name="P59" style:family="paragraph" style:parent-style-name="Standard" style:list-style-name="L1">
      <style:text-properties officeooo:paragraph-rsid="01dd7b07"/>
    </style:style>
    <style:style style:name="P6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1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 style:list-style-name="L2">
      <style:text-properties officeooo:paragraph-rsid="006ea368"/>
    </style:style>
    <style:style style:name="P65" style:family="paragraph" style:parent-style-name="Standard" style:list-style-name="L2">
      <style:text-properties officeooo:paragraph-rsid="01d1c20a"/>
    </style:style>
    <style:style style:name="P6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edc305"/>
    </style:style>
    <style:style style:name="P6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77c6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fo:language="nl" fo:country="NL" fo:font-style="normal" style:text-underline-style="none" officeooo:rsid="01d86674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01dc40c3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2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03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4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5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06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7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8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09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0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1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061ef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05cc8f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1454e5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officeooo:rsid="014eeaf0"/>
    </style:style>
    <style:style style:name="T130" style:family="text">
      <style:text-properties officeooo:rsid="014ea810"/>
    </style:style>
    <style:style style:name="T131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2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8" style:family="text">
      <style:text-properties officeooo:rsid="00172dcf"/>
    </style:style>
    <style:style style:name="T149" style:family="text">
      <style:text-properties fo:font-weight="normal" officeooo:rsid="00172dcf" style:font-weight-asian="normal" style:font-weight-complex="normal"/>
    </style:style>
    <style:style style:name="T150" style:family="text">
      <style:text-properties officeooo:rsid="0119bd75"/>
    </style:style>
    <style:style style:name="T151" style:family="text">
      <style:text-properties style:font-name="Liberation Sans"/>
    </style:style>
    <style:style style:name="T152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name-complex="Bitstream Vera Sans" style:font-size-complex="12pt"/>
    </style:style>
    <style:style style:name="T153" style:family="text">
      <style:text-properties style:font-name="Liberation Sans" fo:font-size="12pt" fo:language="nl" fo:country="NL" fo:font-weight="normal" officeooo:rsid="0529f8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font-name="Liberation Sans" fo:font-size="12pt" style:font-size-asian="12pt" style:font-size-complex="12pt"/>
    </style:style>
    <style:style style:name="T155" style:family="text">
      <style:text-properties style:font-name="Liberation Sans" fo:font-size="12pt" officeooo:rsid="009c12e0" style:font-size-asian="12pt" style:font-size-complex="12pt"/>
    </style:style>
    <style:style style:name="T156" style:family="text">
      <style:text-properties style:font-name="Liberation Sans" fo:font-size="12pt" officeooo:rsid="00178133" style:font-size-asian="12pt" style:font-size-complex="12pt"/>
    </style:style>
    <style:style style:name="T157" style:family="text">
      <style:text-properties style:font-name="Liberation Sans" fo:font-size="12pt" officeooo:rsid="007ef2fc" style:font-size-asian="12pt" style:font-size-complex="12pt"/>
    </style:style>
    <style:style style:name="T158" style:family="text">
      <style:text-properties style:font-name="Liberation Sans" fo:font-size="12pt" style:text-underline-style="none" officeooo:rsid="009c12e0" style:font-size-asian="12pt" style:font-size-complex="12pt"/>
    </style:style>
    <style:style style:name="T159" style:family="text">
      <style:text-properties officeooo:rsid="007505e5"/>
    </style:style>
    <style:style style:name="T160" style:family="text">
      <style:text-properties officeooo:rsid="0013aa8e"/>
    </style:style>
    <style:style style:name="T161" style:family="text">
      <style:text-properties officeooo:rsid="007ef2fc"/>
    </style:style>
    <style:style style:name="T162" style:family="text">
      <style:text-properties officeooo:rsid="01e9695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Strong_20_Emphasis"><text:span text:style-name="T113">C</text:span></text:span><text:span text:style-name="Strong_20_Emphasis"><text:span text:style-name="T112">hecklist voor </text:span></text:span><text:span text:style-name="Strong_20_Emphasis"><text:span text:style-name="T113">het</text:span></text:span><text:span text:style-name="Strong_20_Emphasis"><text:span text:style-name="T112"> </text:span></text:span><text:span text:style-name="Strong_20_Emphasis"><text:span text:style-name="T118">overzetten</text:span></text:span><text:span text:style-name="Strong_20_Emphasis"><text:span text:style-name="T112"> van Windows naar </text:span></text:span><text:span text:style-name="Strong_20_Emphasis"><text:span text:style-name="T119">Ubuntu </text:span></text:span><text:span text:style-name="Strong_20_Emphasis"><text:span text:style-name="T120">of Debian GNU/</text:span></text:span><text:span text:style-name="Strong_20_Emphasis"><text:span text:style-name="T114">Linux</text:span></text:span><text:span text:style-name="T112">.</text:span></text:p>
      <text:p text:style-name="P63"><text:span text:style-name="Strong_20_Emphasis"><text:span text:style-name="T85"/></text:span></text:p>
      <text:list xml:id="list497127920" text:style-name="L1">
        <text:list-item>
          <text:p text:style-name="P60"><text:span text:style-name="T104">Over</text:span><text:span text:style-name="T105">zetten</text:span><text:span text:style-name="T103"> voorbereiden</text:span><text:span text:style-name="T102"> (</text:span><text:span text:style-name="T101">op</text:span><text:span text:style-name="T102"> Windows)</text:span></text:p>
        </text:list-item>
      </text:list>
      <text:p text:style-name="P28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04" draw:name="Vorm1" draw:style-name="gr1" draw:text-style-name="P67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05" draw:name="Vorm2" draw:style-name="gr1" draw:text-style-name="P67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1"><text:span text:style-name="T106">Verbreek de Internetverbinding, zodat er geen nieuwe </text:span><text:span text:style-name="T107">e-</text:span><text:span text:style-name="T106">mails </text:span><text:span text:style-name="T107">meer</text:span><text:span text:style-name="T108"> </text:span><text:span text:style-name="T107">binnen </text:span><text:span text:style-name="T108">kunnen </text:span><text:span text:style-name="T106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/>
          </table:table-cell>
          <table:table-cell table:style-name="_31_._5f_Migratie_5f_voorbereiden.A1" office:value-type="string">
            <text:p text:style-name="P21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06" draw:name="Vorm3" draw:style-name="gr1" draw:text-style-name="P67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1">Verzame<text:span text:style-name="T159">l</text:span> <text:span text:style-name="T160">computernaam en </text:span>gebruikersnamen (zie pagina <text:span text:style-name="T161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07" draw:name="Vorm4" draw:style-name="gr1" draw:text-style-name="P67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7"><text:span text:style-name="T154">Verzamel </text:span><text:span text:style-name="Emphasis"><text:span text:style-name="T158">per gebruiker</text:span></text:span><text:span text:style-name="T155"> </text:span><text:span text:style-name="T154">E-mailadressen </text:span><text:span text:style-name="T156">en</text:span><text:span text:style-name="T154"> mailserver</text:span><text:span text:style-name="T156">adressen</text:span><text:span text:style-name="T154"> inclusief gebruikersnamen en wachtwoorden, zie pagina </text:span><text:span text:style-name="T157">4</text:span><text:span text:style-name="T154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/>
          </table:table-cell>
          <table:table-cell table:style-name="_31_._5f_Migratie_5f_voorbereiden.A1" office:value-type="string">
            <text:p text:style-name="P21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08" draw:name="Vorm5" draw:style-name="gr1" draw:text-style-name="P67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21">Installeer en start </text:span><text:span text:style-name="T127">Google Chrome</text:span><text:span text:style-name="T121">, i</text:span><text:span text:style-name="T48">mporteer </text:span><text:span text:style-name="Emphasis"><text:span text:style-name="T74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21">.</text:span></text:p>
            <text:p text:style-name="P22"><text:span text:style-name="T109">Als importeren niet lukt, alles exporteren </text:span><text:span text:style-name="T110">op alle mogelijke manieren </text:span><text:span text:style-name="T109">vanuit </text:span><text:span text:style-name="T111">de </text:span><text:span text:style-name="T109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09" draw:name="Vorm6" draw:style-name="gr1" draw:text-style-name="P67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21">Installeer en start Mozilla Firefox, i</text:span><text:span text:style-name="T48">mporteer </text:span><text:span text:style-name="Emphasis"><text:span text:style-name="T74">per gebruiker</text:span></text:span><text:span text:style-name="T49"> </text:span><text:span text:style-name="T48">alles </text:span><text:span text:style-name="T50">vanuit </text:span><text:span text:style-name="T51">de </text:span><text:span text:style-name="T50">huidige browser</text:span><text:span text:style-name="T48">, en controleer de werking</text:span><text:span text:style-name="T121">.</text:span></text:p>
            <text:p text:style-name="P23"><text:span text:style-name="T109">Als importeren niet lukt, alles exporteren </text:span><text:span text:style-name="T110">op alle mogelijke manieren </text:span><text:span text:style-name="T109">vanuit </text:span><text:span text:style-name="T111">de </text:span><text:span text:style-name="T109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10" draw:name="Vorm7" draw:style-name="gr1" draw:text-style-name="P67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21">Installeer en start Mozilla Thunderbird, importeer </text:span><text:span text:style-name="Emphasis"><text:span text:style-name="T128">per gebruiker</text:span></text:span><text:span text:style-name="T122"> </text:span><text:span text:style-name="T123">vanuit </text:span><text:span text:style-name="T124">het </text:span><text:span text:style-name="T123">huidig e-mailprogramma </text:span><text:span text:style-name="T12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11" draw:name="Vorm8" draw:style-name="gr1" draw:text-style-name="P67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12" draw:name="Vorm9" draw:style-name="gr1" draw:text-style-name="P67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46"><draw:control text:anchor-type="as-char" draw:z-index="113" draw:name="Vorm10" draw:style-name="gr1" draw:text-style-name="P67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46"><draw:control text:anchor-type="as-char" draw:z-index="114" draw:name="Vorm11" draw:style-name="gr1" draw:text-style-name="P67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46"><draw:control text:anchor-type="as-char" draw:z-index="135" draw:name="Vorm12" draw:style-name="gr1" draw:text-style-name="P67" svg:width="0.35cm" svg:height="0.35cm" draw:control="control136"/></text:span></text:span><text:span text:style-name="Strong_20_Emphasis"><text:span text:style-name="T46"><text:tab/></text:span></text:span><text:span text:style-name="T125">accountinstellingen</text:span><text:span text:style-name="T12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15" draw:name="Vorm13" draw:style-name="gr1" draw:text-style-name="P67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31"><text:s/></text:span></text:span><text:span text:style-name="Strong_20_Emphasis"><text:span text:style-name="T132"><draw:control text:anchor-type="as-char" draw:z-index="131" draw:name="Vorm14" draw:style-name="gr1" draw:text-style-name="P67" svg:width="0.35cm" svg:height="0.35cm" draw:control="control132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2" draw:name="Vorm15" draw:style-name="gr1" draw:text-style-name="P67" svg:width="0.35cm" svg:height="0.35cm" draw:control="control133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3" draw:name="Vorm16" draw:style-name="gr1" draw:text-style-name="P67" svg:width="0.35cm" svg:height="0.35cm" draw:control="control134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4" draw:name="Vorm17" draw:style-name="gr1" draw:text-style-name="P67" svg:width="0.35cm" svg:height="0.35cm" draw:control="control135"/></text:span></text:span><text:span text:style-name="Strong_20_Emphasis"><text:span text:style-name="T132"><text:tab/></text:span></text:span><text:span text:style-name="T151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16" draw:name="Vorm18" draw:style-name="gr1" draw:text-style-name="P67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31"><text:s/></text:span></text:span><text:span text:style-name="Strong_20_Emphasis"><text:span text:style-name="T132"><draw:control text:anchor-type="as-char" draw:z-index="127" draw:name="Vorm19" draw:style-name="gr1" draw:text-style-name="P67" svg:width="0.35cm" svg:height="0.35cm" draw:control="control128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28" draw:name="Vorm20" draw:style-name="gr1" draw:text-style-name="P67" svg:width="0.35cm" svg:height="0.35cm" draw:control="control129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29" draw:name="Vorm21" draw:style-name="gr1" draw:text-style-name="P67" svg:width="0.35cm" svg:height="0.35cm" draw:control="control130"/></text:span></text:span><text:span text:style-name="Strong_20_Emphasis"><text:span text:style-name="T131"><text:s/></text:span></text:span><text:span text:style-name="Strong_20_Emphasis"><text:span text:style-name="T132"><draw:control text:anchor-type="as-char" draw:z-index="130" draw:name="Vorm22" draw:style-name="gr1" draw:text-style-name="P67" svg:width="0.35cm" svg:height="0.35cm" draw:control="control131"/></text:span></text:span><text:span text:style-name="Strong_20_Emphasis"><text:span text:style-name="T132"><text:tab/></text:span></text:span><text:span text:style-name="T151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17" draw:name="Vorm23" draw:style-name="gr1" draw:text-style-name="P67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23" draw:name="Vorm24" draw:style-name="gr1" draw:text-style-name="P67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46"><draw:control text:anchor-type="as-char" draw:z-index="124" draw:name="Vorm25" draw:style-name="gr1" draw:text-style-name="P67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46"><draw:control text:anchor-type="as-char" draw:z-index="125" draw:name="Vorm26" draw:style-name="gr1" draw:text-style-name="P67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46"><draw:control text:anchor-type="as-char" draw:z-index="126" draw:name="Vorm27" draw:style-name="gr1" draw:text-style-name="P67" svg:width="0.35cm" svg:height="0.35cm" draw:control="control127"/></text:span></text:span><text:span text:style-name="Strong_20_Emphasis"><text:span text:style-name="T46"><text:tab/></text:span></text:span><text:span text:style-name="T126">agenda, </text:span><text:span text:style-name="T12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1"><text:span text:style-name="Strong_20_Emphasis"><text:span text:style-name="T4"><text:s/></text:span></text:span><text:span text:style-name="Strong_20_Emphasis"><text:span text:style-name="T46"><draw:control text:anchor-type="as-char" draw:z-index="118" draw:name="Vorm28" draw:style-name="gr1" draw:text-style-name="P67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46"><draw:control text:anchor-type="as-char" draw:z-index="119" draw:name="Vorm29" draw:style-name="gr1" draw:text-style-name="P67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46"><draw:control text:anchor-type="as-char" draw:z-index="120" draw:name="Vorm30" draw:style-name="gr1" draw:text-style-name="P67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46"><draw:control text:anchor-type="as-char" draw:z-index="121" draw:name="Vorm31" draw:style-name="gr1" draw:text-style-name="P67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46"><draw:control text:anchor-type="as-char" draw:z-index="122" draw:name="Vorm32" draw:style-name="gr1" draw:text-style-name="P67" svg:width="0.35cm" svg:height="0.35cm" draw:control="control123"/></text:span></text:span><text:span text:style-name="Strong_20_Emphasis"><text:span text:style-name="T46"><text:tab/></text:span></text:span><text:span text:style-name="T12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8"/>
          </table:table-cell>
          <table:table-cell table:style-name="_31_._5f_Migratie_5f_voorbereiden.A1" office:value-type="string">
            <text:p text:style-name="P44">Als importeren niet lukt, alles exporteren op alle mogelijke manieren vanuit het huidig e-mailprogramma om later de gegevens alsnog te kunnen importeren.</text:p>
          </table:table-cell>
        </table:table-row>
      </table:table>
      <text:p text:style-name="P18"/>
      <text:list xml:id="list183253758162142" text:continue-list="list497127920" text:style-name="L1">
        <text:list-item text:start-value="1">
          <text:p text:style-name="P58"><text:span text:style-name="Strong_20_Emphasis"><text:span text:style-name="T62">Over</text:span></text:span><text:span text:style-name="Strong_20_Emphasis"><text:span text:style-name="T63">zetten</text:span></text:span><text:span text:style-name="Strong_20_Emphasis"><text:span text:style-name="T58"> voorbereiden</text:span></text:span><text:span text:style-name="Strong_20_Emphasis"><text:span text:style-name="T79"> (</text:span></text:span><text:span text:style-name="Strong_20_Emphasis"><text:span text:style-name="T81">op</text:span></text:span><text:span text:style-name="Strong_20_Emphasis"><text:span text:style-name="T79"> Windows) - </text:span></text:span><text:span text:style-name="Strong_20_Emphasis"><text:span text:style-name="T80">vervolg</text:span></text:span></text:p>
        </text:list-item>
      </text:list>
      <text:p text:style-name="P29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2"><text:span text:style-name="Strong_20_Emphasis"><text:span text:style-name="T4"><text:s/></text:span></text:span><text:span text:style-name="Strong_20_Emphasis"><text:span text:style-name="T46"><draw:control text:anchor-type="as-char" draw:z-index="136" draw:name="Vorm33" draw:style-name="gr1" draw:text-style-name="P67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7">Z</text:span></text:span><text:span text:style-name="Strong_20_Emphasis"><text:span text:style-name="T8">et een eventuele virusscanner uit </text:span></text:span><text:span text:style-name="Strong_20_Emphasis"><text:span text:style-name="T9">o</text:span></text:span><text:span text:style-name="Strong_20_Emphasis"><text:span text:style-name="T10">f start </text:span></text:span><text:span text:style-name="Strong_20_Emphasis"><text:span text:style-name="T16">Ubuntu</text:span></text:span><text:span text:style-name="Strong_20_Emphasis"><text:span text:style-name="T10"> Live vanaf USB-stick of DVD</text:span></text:span><text:span text:style-name="Strong_20_Emphasis"><text:span text:style-name="T11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46"><draw:control text:anchor-type="as-char" draw:z-index="138" draw:name="Vorm34" draw:style-name="gr1" draw:text-style-name="P67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0">M</text:span></text:span><text:span text:style-name="Strong_20_Emphasis"><text:span text:style-name="T21">aak een Windows </text:span></text:span><text:span text:style-name="Strong_20_Emphasis"><text:span text:style-name="T22">back-up</text:span></text:span><text:span text:style-name="Strong_20_Emphasis"><text:span text:style-name="T21"> via kopiëren naar een externe harddisk</text:span></text:span><text:span text:style-name="Strong_20_Emphasis"><text:span text:style-name="T52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46"><draw:control text:anchor-type="as-char" draw:z-index="139" draw:name="Vorm35" draw:style-name="gr1" draw:text-style-name="P67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Mijn documenten, </text:span></text:span><text:span text:style-name="Strong_20_Emphasis"><text:span text:style-name="T24">etc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46"><draw:control text:anchor-type="as-char" draw:z-index="140" draw:name="Vorm37" draw:style-name="gr1" draw:text-style-name="P67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3">Bureaubladachtergrond</text:span></text:span><text:span text:style-name="Strong_20_Emphasis"><text:span text:style-name="T25">en</text:span></text:span><text:span text:style-name="Strong_20_Emphasis"><text:span text:style-name="T23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46"><draw:control text:anchor-type="as-char" draw:z-index="141" draw:name="Vorm38" draw:style-name="gr1" draw:text-style-name="P67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44" draw:name="Vorm39" draw:style-name="gr1" draw:text-style-name="P67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46"><draw:control text:anchor-type="as-char" draw:z-index="145" draw:name="Vorm40" draw:style-name="gr1" draw:text-style-name="P67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46"><draw:control text:anchor-type="as-char" draw:z-index="146" draw:name="Vorm41" draw:style-name="gr1" draw:text-style-name="P67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46"><draw:control text:anchor-type="as-char" draw:z-index="147" draw:name="Vorm42" draw:style-name="gr1" draw:text-style-name="P67" svg:width="0.35cm" svg:height="0.35cm" draw:control="control148"/></text:span></text:span><text:span text:style-name="Strong_20_Emphasis"><text:span text:style-name="T46"><text:tab/></text:span></text:span><text:span text:style-name="Strong_20_Emphasis"><text:span text:style-name="T23">De aangemaakte </text:span></text:span><text:span text:style-name="Strong_20_Emphasis"><text:span text:style-name="T12">C</text:span></text:span><text:span text:style-name="Strong_20_Emphasis"><text:span text:style-name="T18">hrome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3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3">\Application Data\</text:span></text:span><text:span text:style-name="Strong_20_Emphasis"><text:span text:style-name="T12">Google</text:span></text:span><text:span text:style-name="Strong_20_Emphasis"><text:span text:style-name="T23">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/text:span></text:span><text:span text:style-name="Strong_20_Emphasis"><text:span text:style-name="T77">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7">\</text:span></text:span><text:span text:style-name="Strong_20_Emphasis"><text:span text:style-name="T23">AppData\Roaming\</text:span></text:span><text:span text:style-name="Strong_20_Emphasis"><text:span text:style-name="T12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46"><draw:control text:anchor-type="as-char" draw:z-index="142" draw:name="Vorm43" draw:style-name="gr1" draw:text-style-name="P67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48" draw:name="Vorm44" draw:style-name="gr1" draw:text-style-name="P67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46"><draw:control text:anchor-type="as-char" draw:z-index="149" draw:name="Vorm45" draw:style-name="gr1" draw:text-style-name="P67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46"><draw:control text:anchor-type="as-char" draw:z-index="150" draw:name="Vorm46" draw:style-name="gr1" draw:text-style-name="P67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46"><draw:control text:anchor-type="as-char" draw:z-index="151" draw:name="Vorm47" draw:style-name="gr1" draw:text-style-name="P67" svg:width="0.35cm" svg:height="0.35cm" draw:control="control152"/></text:span></text:span><text:span text:style-name="Strong_20_Emphasis"><text:span text:style-name="T46"><text:tab/></text:span></text:span><text:span text:style-name="Strong_20_Emphasis"><text:span text:style-name="T23">De aangemaakte F</text:span></text:span><text:span text:style-name="Strong_20_Emphasis"><text:span text:style-name="T45">irefox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3">C:\Documents and Setting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3">\Application Data\Mozilla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7">\</text:span></text:span><text:span text:style-name="Strong_20_Emphasis"><text:span text:style-name="T23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4"><text:s/></text:span></text:span><text:span text:style-name="Strong_20_Emphasis"><text:span text:style-name="T46"><draw:control text:anchor-type="as-char" draw:z-index="143" draw:name="Vorm48" draw:style-name="gr1" draw:text-style-name="P67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9"><text:span text:style-name="Strong_20_Emphasis"><text:span text:style-name="T4"><text:s/></text:span></text:span><text:span text:style-name="Strong_20_Emphasis"><text:span text:style-name="T46"><draw:control text:anchor-type="as-char" draw:z-index="152" draw:name="Vorm49" draw:style-name="gr1" draw:text-style-name="P67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46"><draw:control text:anchor-type="as-char" draw:z-index="153" draw:name="Vorm50" draw:style-name="gr1" draw:text-style-name="P67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46"><draw:control text:anchor-type="as-char" draw:z-index="154" draw:name="Vorm51" draw:style-name="gr1" draw:text-style-name="P67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46"><draw:control text:anchor-type="as-char" draw:z-index="155" draw:name="Vorm52" draw:style-name="gr1" draw:text-style-name="P67" svg:width="0.35cm" svg:height="0.35cm" draw:control="control156"/></text:span></text:span><text:span text:style-name="Strong_20_Emphasis"><text:span text:style-name="T46"><text:tab/></text:span></text:span><text:span text:style-name="Strong_20_Emphasis"><text:span text:style-name="T23">De aangemaakte T</text:span></text:span><text:span text:style-name="Strong_20_Emphasis"><text:span text:style-name="T45">hunderbird</text:span></text:span><text:span text:style-name="Strong_20_Emphasis"><text:span text:style-name="T23"> bestanden<text:line-break/><text:tab/><text:tab/><text:tab/><text:tab/></text:span></text:span><text:span text:style-name="Strong_20_Emphasis"><text:span text:style-name="T26">&lt;= </text:span></text:span><text:span text:style-name="Emphasis"><text:span text:style-name="T67">XP<text:tab/></text:span></text:span><text:span text:style-name="Emphasis"><text:span text:style-name="T68">:<text:tab/></text:span></text:span><text:span text:style-name="Emphasis"><text:span text:style-name="T27">C:\Documents and Settings\</text:span></text:span><text:span text:style-name="Definition"><text:span text:style-name="T135">&lt;</text:span></text:span><text:span text:style-name="Definition"><text:span text:style-name="T134">Gebruikersnaam</text:span></text:span><text:span text:style-name="Definition"><text:span text:style-name="T135">&gt;</text:span></text:span><text:span text:style-name="Strong_20_Emphasis"><text:span text:style-name="T27">\</text:span></text:span><text:span text:style-name="Strong_20_Emphasis"><text:span text:style-name="T23">Application Data\Thunderbird<text:line-break/><text:tab/><text:tab/><text:tab/><text:tab/></text:span></text:span><text:span text:style-name="Strong_20_Emphasis"><text:span text:style-name="T26">&gt;= </text:span></text:span><text:span text:style-name="Strong_20_Emphasis"><text:span text:style-name="T76">W7<text:tab/></text:span></text:span><text:span text:style-name="Emphasis"><text:span text:style-name="T78">:</text:span></text:span><text:span text:style-name="Emphasis"><text:span text:style-name="T68"><text:tab/></text:span></text:span><text:span text:style-name="Emphasis"><text:span text:style-name="T23">C:\Users\</text:span></text:span><text:span text:style-name="Definition"><text:span text:style-name="T133">&lt;</text:span></text:span><text:span text:style-name="Definition"><text:span text:style-name="T134">Gebruikersnaam</text:span></text:span><text:span text:style-name="Definition"><text:span text:style-name="T133">&gt;</text:span></text:span><text:span text:style-name="Strong_20_Emphasis"><text:span text:style-name="T27">\</text:span></text:span><text:span text:style-name="Strong_20_Emphasis"><text:span text:style-name="T23">AppData\Roaming\Thunderbird</text:span></text:span></text:p>
          </table:table-cell>
        </table:table-row>
      </table:table>
      <text:p text:style-name="P20"/>
      <text:p text:style-name="P30"/>
      <text:list xml:id="list183252428497817" text:continue-numbering="true" text:style-name="L1">
        <text:list-item>
          <text:p text:style-name="P59"><text:span text:style-name="Strong_20_Emphasis"><text:span text:style-name="T88">Ubuntu </text:span></text:span><text:span text:style-name="Strong_20_Emphasis"><text:span text:style-name="T89">of Debian GNU/</text:span></text:span><text:span text:style-name="Strong_20_Emphasis"><text:span text:style-name="T86">Linux </text:span></text:span><text:span text:style-name="Strong_20_Emphasis"><text:span text:style-name="T87">installeren</text:span></text:span><text:span text:style-name="Strong_20_Emphasis"><text:span text:style-name="T28"> </text:span></text:span><text:span text:style-name="Emphasis"><text:span text:style-name="T69">overweeg dual-boot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3"><text:span text:style-name="Strong_20_Emphasis"><text:span text:style-name="T4"><text:s/></text:span></text:span><text:span text:style-name="Strong_20_Emphasis"><text:span text:style-name="T46"><draw:control text:anchor-type="as-char" draw:z-index="137" draw:name="Vorm53" draw:style-name="gr1" draw:text-style-name="P67" svg:width="0.35cm" svg:height="0.35cm" draw:control="control138"/></text:span></text:span></text:p>
          </table:table-cell>
          <table:table-cell table:style-name="_32_._5f_Ubuntu_5f_installeren.A1" office:value-type="string">
            <text:p text:style-name="P10"><text:span text:style-name="Strong_20_Emphasis"><text:span text:style-name="T11">Installeer </text:span></text:span><text:span text:style-name="Strong_20_Emphasis"><text:span text:style-name="T53">Ubuntu </text:span></text:span><text:span text:style-name="Strong_20_Emphasis"><text:span text:style-name="T54">of Debian GNU/</text:span></text:span><text:span text:style-name="Strong_20_Emphasis"><text:span text:style-name="T17">Linux </text:span></text:span><text:span text:style-name="Strong_20_Emphasis"><text:span text:style-name="T11">Linux volgens de </text:span></text:span><text:span text:style-name="Strong_20_Emphasis"><text:span text:style-name="T59">Checklist</text:span></text:span><text:span text:style-name="Strong_20_Emphasis"><text:span text:style-name="T60"> i</text:span></text:span><text:span text:style-name="Strong_20_Emphasis"><text:span text:style-name="T61">nstallatie</text:span></text:span><text:span text:style-name="Strong_20_Emphasis"><text:span text:style-name="T13">.</text:span></text:span></text:p>
          </table:table-cell>
        </table:table-row>
      </table:table>
      <text:p text:style-name="P15"><text:span text:style-name="Strong_20_Emphasis"><text:span text:style-name="T136"><text:tab/></text:span></text:span></text:p>
      <text:list xml:id="list183254121405942" text:continue-numbering="true" text:style-name="L1">
        <text:list-item>
          <text:p text:style-name="P56"><text:span text:style-name="Strong_20_Emphasis"><text:span text:style-name="T62">Over</text:span></text:span><text:span text:style-name="Strong_20_Emphasis"><text:span text:style-name="T63">zetten </text:span></text:span><text:span text:style-name="Strong_20_Emphasis"><text:span text:style-name="T55">uitvoeren</text:span></text:span><text:span text:style-name="Strong_20_Emphasis"><text:span text:style-name="T19"> </text:span></text:span><text:span text:style-name="Strong_20_Emphasis"><text:span text:style-name="T75">(</text:span></text:span><text:span text:style-name="Strong_20_Emphasis"><text:span text:style-name="T81">op</text:span></text:span><text:span text:style-name="Strong_20_Emphasis"><text:span text:style-name="T75"> </text:span></text:span><text:span text:style-name="Strong_20_Emphasis"><text:span text:style-name="T83">Ubuntu </text:span></text:span><text:span text:style-name="Strong_20_Emphasis"><text:span text:style-name="T84">of Debian GNU/</text:span></text:span><text:span text:style-name="Strong_20_Emphasis"><text:span text:style-name="T82">Linux</text:span></text:span><text:span text:style-name="Strong_20_Emphasis"><text:span text:style-name="T75">)</text:span></text:span><text:span text:style-name="Strong_20_Emphasis"><text:span text:style-name="T19"><text:line-break/></text:span></text:span></text:p>
          <text:p text:style-name="P61">De handelingen in dit hoofdstuk dienen per gebruiker te worden uitgevoerd</text:p>
          <text:p text:style-name="P62"><text:span text:style-name="Emphasis"><text:span text:style-name="T138"/></text:span></text:p>
        </text:list-item>
      </text:list>
      <text:p text:style-name="P16"><text:span text:style-name="Strong_20_Emphasis"><text:span text:style-name="T136"><draw:control text:anchor-type="as-char" draw:z-index="0" draw:name="Vorm54" draw:style-name="gr1" draw:text-style-name="P67" svg:width="0.35cm" svg:height="0.35cm" draw:control="control1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1" draw:name="Vorm55" draw:style-name="gr1" draw:text-style-name="P67" svg:width="0.35cm" svg:height="0.35cm" draw:control="control12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2" draw:name="Vorm56" draw:style-name="gr1" draw:text-style-name="P67" svg:width="0.35cm" svg:height="0.35cm" draw:control="control13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13" draw:name="Vorm57" draw:style-name="gr1" draw:text-style-name="P67" svg:width="0.35cm" svg:height="0.35cm" draw:control="control14"/></text:span></text:span><text:span text:style-name="Strong_20_Emphasis"><text:span text:style-name="T136"><text:tab/></text:span></text:span><text:span text:style-name="Strong_20_Emphasis"><text:span text:style-name="T139">Zorg dat er geen </text:span></text:span><text:span text:style-name="Strong_20_Emphasis"><text:span text:style-name="T137">Internetverbinding </text:span></text:span><text:span text:style-name="Strong_20_Emphasis"><text:span text:style-name="T139">is, zodat er geen nieuwe </text:span></text:span><text:span text:style-name="Strong_20_Emphasis"><text:span text:style-name="T140">e-</text:span></text:span><text:span text:style-name="Strong_20_Emphasis"><text:span text:style-name="T139">mails </text:span></text:span><text:span text:style-name="Strong_20_Emphasis"><text:span text:style-name="T141">kunnen </text:span></text:span><text:span text:style-name="Strong_20_Emphasis"><text:span text:style-name="T140">binnen</text:span></text:span><text:span text:style-name="Strong_20_Emphasis"><text:span text:style-name="T139">komen.</text:span></text:span></text:p>
      <text:p text:style-name="P12"><text:span text:style-name="Strong_20_Emphasis"><text:span text:style-name="T47"><draw:control text:anchor-type="as-char" draw:z-index="1" draw:name="Vorm58" draw:style-name="gr1" draw:text-style-name="P67" svg:width="0.35cm" svg:height="0.35cm" draw:control="control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4" draw:name="Vorm59" draw:style-name="gr1" draw:text-style-name="P67" svg:width="0.35cm" svg:height="0.35cm" draw:control="control1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5" draw:name="Vorm60" draw:style-name="gr1" draw:text-style-name="P67" svg:width="0.35cm" svg:height="0.35cm" draw:control="control1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6" draw:name="Vorm61" draw:style-name="gr1" draw:text-style-name="P67" svg:width="0.35cm" svg:height="0.35cm" draw:control="control17"/></text:span></text:span><text:span text:style-name="Strong_20_Emphasis"><text:span text:style-name="T47"><text:tab/></text:span></text:span><text:span text:style-name="Strong_20_Emphasis"><text:span text:style-name="T19">Koppel de externe harddisk aan.</text:span></text:span></text:p>
      <text:p text:style-name="P12"><text:span text:style-name="Strong_20_Emphasis"><text:span text:style-name="T47"><draw:control text:anchor-type="as-char" draw:z-index="2" draw:name="Vorm62" draw:style-name="gr1" draw:text-style-name="P67" svg:width="0.35cm" svg:height="0.35cm" draw:control="control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7" draw:name="Vorm63" draw:style-name="gr1" draw:text-style-name="P67" svg:width="0.35cm" svg:height="0.35cm" draw:control="control1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8" draw:name="Vorm64" draw:style-name="gr1" draw:text-style-name="P67" svg:width="0.35cm" svg:height="0.35cm" draw:control="control1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19" draw:name="Vorm65" draw:style-name="gr1" draw:text-style-name="P67" svg:width="0.35cm" svg:height="0.35cm" draw:control="control20"/></text:span></text:span><text:span text:style-name="Strong_20_Emphasis"><text:span text:style-name="T47"><text:tab/></text:span></text:span><text:span text:style-name="Strong_20_Emphasis"><text:span text:style-name="T19">Kopieer </text:span></text:span><text:span text:style-name="Strong_20_Emphasis"><text:span text:style-name="T29">Mijn documenten, </text:span></text:span><text:span text:style-name="Strong_20_Emphasis"><text:span text:style-name="T24">etc</text:span></text:span><text:span text:style-name="Strong_20_Emphasis"><text:span text:style-name="T19">.</text:span></text:span></text:p>
      <text:p text:style-name="P12"><text:span text:style-name="Strong_20_Emphasis"><text:span text:style-name="T47"><draw:control text:anchor-type="as-char" draw:z-index="3" draw:name="Vorm70" draw:style-name="gr1" draw:text-style-name="P67" svg:width="0.35cm" svg:height="0.35cm" draw:control="control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0" draw:name="Vorm71" draw:style-name="gr1" draw:text-style-name="P67" svg:width="0.35cm" svg:height="0.35cm" draw:control="control2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1" draw:name="Vorm72" draw:style-name="gr1" draw:text-style-name="P67" svg:width="0.35cm" svg:height="0.35cm" draw:control="control2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2" draw:name="Vorm73" draw:style-name="gr1" draw:text-style-name="P67" svg:width="0.35cm" svg:height="0.35cm" draw:control="control23"/></text:span></text:span><text:span text:style-name="Strong_20_Emphasis"><text:span text:style-name="T47"><text:tab/></text:span></text:span><text:span text:style-name="Strong_20_Emphasis"><text:span text:style-name="T30">Kopieer </text:span></text:span><text:span text:style-name="Strong_20_Emphasis"><text:span text:style-name="T23">Bureaubladachtergrond </text:span></text:span><text:span text:style-name="Strong_20_Emphasis"><text:span text:style-name="T31">naar ~/Afbeeldingen.</text:span></text:span></text:p>
      <text:p text:style-name="P12"><text:span text:style-name="Strong_20_Emphasis"><text:span text:style-name="T47"><draw:control text:anchor-type="as-char" draw:z-index="4" draw:name="Vorm74" draw:style-name="gr1" draw:text-style-name="P67" svg:width="0.35cm" svg:height="0.35cm" draw:control="control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3" draw:name="Vorm75" draw:style-name="gr1" draw:text-style-name="P67" svg:width="0.35cm" svg:height="0.35cm" draw:control="control24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4" draw:name="Vorm76" draw:style-name="gr1" draw:text-style-name="P67" svg:width="0.35cm" svg:height="0.35cm" draw:control="control25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5" draw:name="Vorm77" draw:style-name="gr1" draw:text-style-name="P67" svg:width="0.35cm" svg:height="0.35cm" draw:control="control26"/></text:span></text:span><text:span text:style-name="Strong_20_Emphasis"><text:span text:style-name="T47"><text:tab/></text:span></text:span><text:span text:style-name="Strong_20_Emphasis"><text:span text:style-name="T19">Kopieer de </text:span></text:span><text:span text:style-name="Strong_20_Emphasis"><text:span text:style-name="T14">Chrome </text:span></text:span><text:span text:style-name="Strong_20_Emphasis"><text:span text:style-name="T19">data </text:span></text:span><text:span text:style-name="Strong_20_Emphasis"><text:span text:style-name="T30">naar ~/.</text:span></text:span><text:span text:style-name="Strong_20_Emphasis"><text:span text:style-name="T14">chrome</text:span></text:span><text:span text:style-name="Strong_20_Emphasis"><text:span text:style-name="T32">, </text:span></text:span><text:span text:style-name="Strong_20_Emphasis"><text:span text:style-name="T24">of in </text:span></text:span><text:span text:style-name="Strong_20_Emphasis"><text:span text:style-name="T30">~/.</text:span></text:span><text:span text:style-name="Strong_20_Emphasis"><text:span text:style-name="T15">google</text:span></text:span><text:span text:style-name="Strong_20_Emphasis"><text:span text:style-name="T30">.</text:span></text:span></text:p>
      <text:p text:style-name="P12"><text:span text:style-name="Strong_20_Emphasis"><text:span text:style-name="T47"><draw:control text:anchor-type="as-char" draw:z-index="5" draw:name="Vorm78" draw:style-name="gr1" draw:text-style-name="P67" svg:width="0.35cm" svg:height="0.35cm" draw:control="control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6" draw:name="Vorm79" draw:style-name="gr1" draw:text-style-name="P67" svg:width="0.35cm" svg:height="0.35cm" draw:control="control2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7" draw:name="Vorm80" draw:style-name="gr1" draw:text-style-name="P67" svg:width="0.35cm" svg:height="0.35cm" draw:control="control2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28" draw:name="Vorm81" draw:style-name="gr1" draw:text-style-name="P67" svg:width="0.35cm" svg:height="0.35cm" draw:control="control29"/></text:span></text:span><text:span text:style-name="Strong_20_Emphasis"><text:span text:style-name="T47"><text:tab/></text:span></text:span><text:span text:style-name="Strong_20_Emphasis"><text:span text:style-name="T19">Kopieer de Firefox data </text:span></text:span><text:span text:style-name="Strong_20_Emphasis"><text:span text:style-name="T30">naar ~/.mozilla </text:span></text:span><text:span text:style-name="Strong_20_Emphasis"><text:span text:style-name="T32">(let op </text:span></text:span><text:span text:style-name="Strong_20_Emphasis"><text:span text:style-name="T64">F</text:span></text:span><text:span text:style-name="Strong_20_Emphasis"><text:span text:style-name="T32">irefox</text:span></text:span><text:span text:style-name="Strong_20_Emphasis"><text:span text:style-name="T33">→</text:span></text:span><text:span text:style-name="Strong_20_Emphasis"><text:span text:style-name="T65">f</text:span></text:span><text:span text:style-name="Strong_20_Emphasis"><text:span text:style-name="T34">irefox</text:span></text:span><text:span text:style-name="Strong_20_Emphasis"><text:span text:style-name="T32">), </text:span></text:span><text:span text:style-name="Strong_20_Emphasis"><text:span text:style-name="T24">of in </text:span></text:span><text:span text:style-name="Strong_20_Emphasis"><text:span text:style-name="T30">~/.mozilla.</text:span></text:span></text:p>
      <text:p text:style-name="P16"><text:span text:style-name="Strong_20_Emphasis"><text:span text:style-name="T136"><draw:control text:anchor-type="as-char" draw:z-index="6" draw:name="Vorm82" draw:style-name="gr1" draw:text-style-name="P67" svg:width="0.35cm" svg:height="0.35cm" draw:control="control7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29" draw:name="Vorm83" draw:style-name="gr1" draw:text-style-name="P67" svg:width="0.35cm" svg:height="0.35cm" draw:control="control30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0" draw:name="Vorm84" draw:style-name="gr1" draw:text-style-name="P67" svg:width="0.35cm" svg:height="0.35cm" draw:control="control31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1" draw:name="Vorm85" draw:style-name="gr1" draw:text-style-name="P67" svg:width="0.35cm" svg:height="0.35cm" draw:control="control32"/></text:span></text:span><text:span text:style-name="Strong_20_Emphasis"><text:span text:style-name="T136"><text:tab/></text:span></text:span><text:span text:style-name="Strong_20_Emphasis"><text:span text:style-name="T137">Start Firefox en controleer de werking.</text:span></text:span></text:p>
      <text:p text:style-name="P16"><text:span text:style-name="Strong_20_Emphasis"><text:span text:style-name="T136"><draw:control text:anchor-type="as-char" draw:z-index="7" draw:name="Vorm86" draw:style-name="gr1" draw:text-style-name="P67" svg:width="0.35cm" svg:height="0.35cm" draw:control="control8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2" draw:name="Vorm87" draw:style-name="gr1" draw:text-style-name="P67" svg:width="0.35cm" svg:height="0.35cm" draw:control="control33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3" draw:name="Vorm88" draw:style-name="gr1" draw:text-style-name="P67" svg:width="0.35cm" svg:height="0.35cm" draw:control="control34"/></text:span></text:span><text:span text:style-name="Strong_20_Emphasis"><text:span text:style-name="T136"><text:tab/></text:span></text:span><text:span text:style-name="Strong_20_Emphasis"><text:span text:style-name="T136"><draw:control text:anchor-type="as-char" draw:z-index="34" draw:name="Vorm89" draw:style-name="gr1" draw:text-style-name="P67" svg:width="0.35cm" svg:height="0.35cm" draw:control="control35"/></text:span></text:span><text:span text:style-name="Strong_20_Emphasis"><text:span text:style-name="T136"><text:tab/></text:span></text:span><text:span text:style-name="Strong_20_Emphasis"><text:span text:style-name="T137">Kopieer de Thunderbird data </text:span></text:span><text:span text:style-name="Strong_20_Emphasis"><text:span text:style-name="T142">naar ~/.thunderbird, </text:span></text:span><text:span text:style-name="Strong_20_Emphasis"><text:span text:style-name="T143">of in </text:span></text:span><text:span text:style-name="Strong_20_Emphasis"><text:span text:style-name="T142">~/.thunderbird.</text:span></text:span></text:p>
      <text:p text:style-name="P12"><text:span text:style-name="Strong_20_Emphasis"><text:span text:style-name="T47"><draw:control text:anchor-type="as-char" draw:z-index="8" draw:name="Vorm90" draw:style-name="gr1" draw:text-style-name="P67" svg:width="0.35cm" svg:height="0.35cm" draw:control="control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5" draw:name="Vorm91" draw:style-name="gr1" draw:text-style-name="P67" svg:width="0.35cm" svg:height="0.35cm" draw:control="control36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6" draw:name="Vorm92" draw:style-name="gr1" draw:text-style-name="P67" svg:width="0.35cm" svg:height="0.35cm" draw:control="control37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9" draw:name="Vorm93" draw:style-name="gr1" draw:text-style-name="P67" svg:width="0.35cm" svg:height="0.35cm" draw:control="control40"/></text:span></text:span><text:span text:style-name="Strong_20_Emphasis"><text:span text:style-name="T47"><text:tab/></text:span></text:span><text:span text:style-name="Strong_20_Emphasis"><text:span text:style-name="T19">Start Thunderbird en controleer de werking </text:span></text:span><text:span text:style-name="Strong_20_Emphasis"><text:span text:style-name="T35">(inc</text:span></text:span><text:span text:style-name="Strong_20_Emphasis"><text:span text:style-name="T36">l</text:span></text:span><text:span text:style-name="Strong_20_Emphasis"><text:span text:style-name="T37">usief </text:span></text:span><text:span text:style-name="Strong_20_Emphasis"><text:span text:style-name="T35"><text:s/></text:span></text:span><text:span text:style-name="Strong_20_Emphasis"><text:span text:style-name="T38">eventuele</text:span></text:span><text:span text:style-name="Strong_20_Emphasis"><text:span text:style-name="T35"> Agenda)</text:span></text:span><text:span text:style-name="Strong_20_Emphasis"><text:span text:style-name="T19">.</text:span></text:span></text:p>
      <text:p text:style-name="P12"><text:span text:style-name="Strong_20_Emphasis"><text:span text:style-name="T47"><draw:control text:anchor-type="as-char" draw:z-index="9" draw:name="Vorm94" draw:style-name="gr1" draw:text-style-name="P67" svg:width="0.35cm" svg:height="0.35cm" draw:control="control10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7" draw:name="Vorm95" draw:style-name="gr1" draw:text-style-name="P67" svg:width="0.35cm" svg:height="0.35cm" draw:control="control38"/></text:span></text:span><text:span text:style-name="Strong_20_Emphasis"><text:span text:style-name="T47"><text:tab/></text:span></text:span><text:span text:style-name="Strong_20_Emphasis"><text:span text:style-name="T47"><draw:control text:anchor-type="as-char" draw:z-index="38" draw:name="Vorm96" draw:style-name="gr1" draw:text-style-name="P67" svg:width="0.35cm" svg:height="0.35cm" draw:control="control39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0" draw:name="Vorm97" draw:style-name="gr1" draw:text-style-name="P67" svg:width="0.35cm" svg:height="0.35cm" draw:control="control41"/></text:span></text:span><text:span text:style-name="Strong_20_Emphasis"><text:span text:style-name="T47"><text:tab/></text:span></text:span><text:span text:style-name="Strong_20_Emphasis"><text:span text:style-name="T39">Verwijder overbodige Windows-bestanden via </text:span></text:span><text:span text:style-name="Strong_20_Emphasis"><text:span text:style-name="T56">Terminalvenster</text:span></text:span><text:span text:style-name="T56"> </text:span><text:span text:style-name="T57">en de volgende opdrachtregel:<text:line-break/></text:span></text:p>
      <text:list xml:id="list183253185421397" text:continue-numbering="true" text:style-name="L1">
        <text:list-header>
          <text:p text:style-name="P57"><text:span text:style-name="User_20_Entry"><text:span text:style-name="T90">f</text:span></text:span><text:span text:style-name="User_20_Entry"><text:span text:style-name="T91">ind </text:span></text:span><text:span text:style-name="User_20_Entry"><text:span text:style-name="T90">$HOME</text:span></text:span><text:span text:style-name="User_20_Entry"><text:span text:style-name="T91"> -</text:span></text:span><text:span text:style-name="User_20_Entry"><text:span text:style-name="T92">i</text:span></text:span><text:span text:style-name="User_20_Entry"><text:span text:style-name="T91">name </text:span></text:span><text:span text:style-name="User_20_Entry"><text:span text:style-name="T93">d</text:span></text:span><text:span text:style-name="User_20_Entry"><text:span text:style-name="T91">esktop.ini -</text:span></text:span><text:span text:style-name="User_20_Entry"><text:span text:style-name="T94">d</text:span></text:span><text:span text:style-name="User_20_Entry"><text:span text:style-name="T95">e</text:span></text:span><text:span text:style-name="User_20_Entry"><text:span text:style-name="T94">lete </text:span></text:span><text:span text:style-name="User_20_Entry"><text:span text:style-name="T96">-or </text:span></text:span><text:span text:style-name="User_20_Entry"><text:span text:style-name="T91">-</text:span></text:span><text:span text:style-name="User_20_Entry"><text:span text:style-name="T97">i</text:span></text:span><text:span text:style-name="User_20_Entry"><text:span text:style-name="T91">name </text:span></text:span><text:span text:style-name="User_20_Entry"><text:span text:style-name="T97">t</text:span></text:span><text:span text:style-name="User_20_Entry"><text:span text:style-name="T91">humbs.db -</text:span></text:span><text:span text:style-name="User_20_Entry"><text:span text:style-name="T94">delete -</text:span></text:span><text:span text:style-name="User_20_Entry"><text:span text:style-name="T96">or </text:span></text:span><text:span text:style-name="User_20_Entry"><text:span text:style-name="T91">-name '*.</text:span></text:span><text:span text:style-name="User_20_Entry"><text:span text:style-name="T98">lnk'</text:span></text:span><text:span text:style-name="User_20_Entry"><text:span text:style-name="T91"> -</text:span></text:span><text:span text:style-name="User_20_Entry"><text:span text:style-name="T94">delete -</text:span></text:span><text:span text:style-name="User_20_Entry"><text:span text:style-name="T99">or </text:span></text:span><text:span text:style-name="User_20_Entry"><text:span text:style-name="T91">-</text:span></text:span><text:span text:style-name="User_20_Entry"><text:span text:style-name="T92">i</text:span></text:span><text:span text:style-name="User_20_Entry"><text:span text:style-name="T91">name '*.</text:span></text:span><text:span text:style-name="User_20_Entry"><text:span text:style-name="T100">exe'</text:span></text:span><text:span text:style-name="User_20_Entry"><text:span text:style-name="T91"> -</text:span></text:span><text:span text:style-name="User_20_Entry"><text:span text:style-name="T94">delete</text:span></text:span><text:span text:style-name="User_20_Entry"><text:span text:style-name="T66"><text:line-break/></text:span></text:span></text:p>
        </text:list-header>
      </text:list>
      <text:p text:style-name="P13"><text:span text:style-name="Strong_20_Emphasis"><text:span text:style-name="T47"><draw:control text:anchor-type="as-char" draw:z-index="10" draw:name="Vorm98" draw:style-name="gr1" draw:text-style-name="P67" svg:width="0.35cm" svg:height="0.35cm" draw:control="control11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1" draw:name="Vorm99" draw:style-name="gr1" draw:text-style-name="P67" svg:width="0.35cm" svg:height="0.35cm" draw:control="control42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2" draw:name="Vorm100" draw:style-name="gr1" draw:text-style-name="P67" svg:width="0.35cm" svg:height="0.35cm" draw:control="control43"/></text:span></text:span><text:span text:style-name="Strong_20_Emphasis"><text:span text:style-name="T47"><text:tab/></text:span></text:span><text:span text:style-name="Strong_20_Emphasis"><text:span text:style-name="T47"><draw:control text:anchor-type="as-char" draw:z-index="43" draw:name="Vorm101" draw:style-name="gr1" draw:text-style-name="P67" svg:width="0.35cm" svg:height="0.35cm" draw:control="control44"/></text:span></text:span><text:span text:style-name="Strong_20_Emphasis"><text:span text:style-name="T47"><text:tab/></text:span></text:span><text:span text:style-name="Strong_20_Emphasis"><text:span text:style-name="T19">Maak verbinding met het Internet, zodat er </text:span></text:span><text:span text:style-name="Strong_20_Emphasis"><text:span text:style-name="T40">weer</text:span></text:span><text:span text:style-name="Strong_20_Emphasis"><text:span text:style-name="T19"> nieuwe </text:span></text:span><text:span text:style-name="Strong_20_Emphasis"><text:span text:style-name="T41">e-</text:span></text:span><text:span text:style-name="Strong_20_Emphasis"><text:span text:style-name="T19">mails</text:span></text:span><text:span text:style-name="Strong_20_Emphasis"><text:span text:style-name="T42"> </text:span></text:span><text:span text:style-name="Strong_20_Emphasis"><text:span text:style-name="T41">binnen</text:span></text:span><text:span text:style-name="Strong_20_Emphasis"><text:span text:style-name="T19"> </text:span></text:span><text:span text:style-name="Strong_20_Emphasis"><text:span text:style-name="T42">kunnen </text:span></text:span><text:span text:style-name="Strong_20_Emphasis"><text:span text:style-name="T19">komen.</text:span></text:span></text:p>
      <text:list xml:id="list3992502183" text:style-name="L2">
        <text:list-header>
          <text:p text:style-name="P64"><text:span text:style-name="Strong_20_Emphasis"><text:span text:style-name="T147"/></text:span></text:p>
          <text:p text:style-name="P65"><text:span text:style-name="Strong_20_Emphasis"><text:span text:style-name="T147"><text:line-break/></text:span></text:span><text:span text:style-name="Strong_20_Emphasis"><text:span text:style-name="T70">E</text:span></text:span><text:span text:style-name="Strong_20_Emphasis"><text:span text:style-name="T71">inde c</text:span></text:span><text:span text:style-name="Strong_20_Emphasis"><text:span text:style-name="T72">hecklist, </text:span></text:span><text:span text:style-name="Strong_20_Emphasis"><text:span text:style-name="T73">het overzetten</text:span></text:span><text:span text:style-name="T44"> </text:span><text:span text:style-name="T43">is </text:span><text:span text:style-name="T44">voltooid.</text:span></text:p>
        </text:list-header>
      </text:list>
      <text:p text:style-name="P30"/>
      <text:list xml:id="list183252364493196" text:continue-numbering="true" text:style-name="L2">
        <text:list-header>
          <text:p text:style-name="P66"><text:span text:style-name="Emphasis"><text:span text:style-name="T14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44">Karel Zimmer</text:span></text:span></text:a><text:span text:style-name="Emphasis"><text:span text:style-name="T14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46">CC0 1.0 Universeel</text:span></text:span></text:a><text:span text:style-name="Emphasis"><text:span text:style-name="T145">, </text:span></text:span><text:span text:style-name="Emphasis"><text:span text:style-name="T146">2018-2023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2">Gebr.#</text:p>
            <text:p text:style-name="P32"/>
          </table:table-cell>
          <table:table-cell table:style-name="Tabel1.A1" table:number-rows-spanned="2" office:value-type="string">
            <text:p text:style-name="P33">Gebruiker</text:p>
            <text:p text:style-name="P34">(bijv. Jan <text:span text:style-name="T162">Jansen</text:span>)</text:p>
          </table:table-cell>
          <table:table-cell table:style-name="Tabel1.A1" table:number-rows-spanned="2" office:value-type="string">
            <text:p text:style-name="P33">Gebruikersnaam</text:p>
            <text:p text:style-name="P34">(bijv. jan)</text:p>
          </table:table-cell>
          <table:table-cell table:style-name="Tabel1.D1" table:number-rows-spanned="2" office:value-type="string">
            <text:p text:style-name="P37">Wachtwoord</text:p>
            <text:p text:style-name="P35"/>
          </table:table-cell>
          <table:table-cell table:style-name="Tabel1.E1" office:value-type="string">
            <text:p text:style-name="P33"/>
          </table:table-cell>
          <table:table-cell table:style-name="Tabel1.F1" office:value-type="string">
            <text:p text:style-name="P38">BIOS-wachtwoord</text:p>
          </table:table-cell>
          <table:table-cell table:style-name="Tabel1.G1" office:value-type="string">
            <text:p text:style-name="P36"><draw:control text:anchor-type="as-char" draw:z-index="56" draw:name="Vorm1_11" draw:style-name="gr3" draw:text-style-name="P68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39">Wifi-netwerknaam</text:p>
          </table:table-cell>
          <table:table-cell table:style-name="Tabel1.G2" office:value-type="string">
            <text:p text:style-name="P36"><draw:control text:anchor-type="as-char" draw:z-index="57" draw:name="Vorm1_12" draw:style-name="gr3" draw:text-style-name="P68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2">1</text:p>
          </table:table-cell>
          <table:table-cell table:style-name="Tabel1.A3" office:value-type="string">
            <text:p text:style-name="P33"><draw:control text:anchor-type="as-char" draw:z-index="44" draw:name="Vorm1" draw:style-name="gr3" draw:text-style-name="P68" svg:width="5.486cm" svg:height="0.406cm" draw:control="control45"/></text:p>
          </table:table-cell>
          <table:table-cell table:style-name="Tabel1.A3" office:value-type="string">
            <text:p text:style-name="P36"><draw:control text:anchor-type="as-char" draw:z-index="48" draw:name="Vorm1_3" draw:style-name="gr3" draw:text-style-name="P68" svg:width="3.208cm" svg:height="0.406cm" draw:control="control49"/></text:p>
          </table:table-cell>
          <table:table-cell table:style-name="Tabel1.D3" office:value-type="string">
            <text:p text:style-name="P36"><draw:control text:anchor-type="as-char" draw:z-index="52" draw:name="Vorm1_7" draw:style-name="gr3" draw:text-style-name="P68" svg:width="4.571cm" svg:height="0.406cm" draw:control="control53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0">Netwerksleutel</text:p>
          </table:table-cell>
          <table:table-cell table:style-name="Tabel1.G2" office:value-type="string">
            <text:p text:style-name="P36"><draw:control text:anchor-type="as-char" draw:z-index="58" draw:name="Vorm1_13" draw:style-name="gr3" draw:text-style-name="P68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2">2</text:p>
          </table:table-cell>
          <table:table-cell table:style-name="Tabel1.A3" office:value-type="string">
            <text:p text:style-name="P36"><draw:control text:anchor-type="as-char" draw:z-index="45" draw:name="Vorm1_0" draw:style-name="gr3" draw:text-style-name="P68" svg:width="5.486cm" svg:height="0.406cm" draw:control="control46"/></text:p>
          </table:table-cell>
          <table:table-cell table:style-name="Tabel1.A3" office:value-type="string">
            <text:p text:style-name="P36"><draw:control text:anchor-type="as-char" draw:z-index="49" draw:name="Vorm1_4" draw:style-name="gr3" draw:text-style-name="P68" svg:width="3.208cm" svg:height="0.406cm" draw:control="control50"/></text:p>
          </table:table-cell>
          <table:table-cell table:style-name="Tabel1.D3" office:value-type="string">
            <text:p text:style-name="P36"><draw:control text:anchor-type="as-char" draw:z-index="53" draw:name="Vorm1_8" draw:style-name="gr3" draw:text-style-name="P68" svg:width="4.571cm" svg:height="0.406cm" draw:control="control54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1">Router IP#</text:p>
          </table:table-cell>
          <table:table-cell table:style-name="Tabel1.G2" office:value-type="string">
            <text:p text:style-name="P36"><draw:control text:anchor-type="as-char" draw:z-index="59" draw:name="Vorm1_14" draw:style-name="gr3" draw:text-style-name="P68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2">3</text:p>
          </table:table-cell>
          <table:table-cell table:style-name="Tabel1.A3" office:value-type="string">
            <text:p text:style-name="P36"><draw:control text:anchor-type="as-char" draw:z-index="46" draw:name="Vorm1_1" draw:style-name="gr3" draw:text-style-name="P68" svg:width="5.486cm" svg:height="0.406cm" draw:control="control47"/></text:p>
          </table:table-cell>
          <table:table-cell table:style-name="Tabel1.A3" office:value-type="string">
            <text:p text:style-name="P36"><draw:control text:anchor-type="as-char" draw:z-index="50" draw:name="Vorm1_5" draw:style-name="gr3" draw:text-style-name="P68" svg:width="3.208cm" svg:height="0.406cm" draw:control="control51"/></text:p>
          </table:table-cell>
          <table:table-cell table:style-name="Tabel1.D3" office:value-type="string">
            <text:p text:style-name="P36"><draw:control text:anchor-type="as-char" draw:z-index="54" draw:name="Vorm1_9" draw:style-name="gr3" draw:text-style-name="P68" svg:width="4.571cm" svg:height="0.406cm" draw:control="control55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1">Router gebr.nm/ww</text:p>
          </table:table-cell>
          <table:table-cell table:style-name="Tabel1.G2" office:value-type="string">
            <text:p text:style-name="P36"><draw:control text:anchor-type="as-char" draw:z-index="60" draw:name="Vorm1_15" draw:style-name="gr3" draw:text-style-name="P68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2">4</text:p>
          </table:table-cell>
          <table:table-cell table:style-name="Tabel1.A3" office:value-type="string">
            <text:p text:style-name="P36"><draw:control text:anchor-type="as-char" draw:z-index="47" draw:name="Vorm1_2" draw:style-name="gr3" draw:text-style-name="P68" svg:width="5.486cm" svg:height="0.406cm" draw:control="control48"/></text:p>
          </table:table-cell>
          <table:table-cell table:style-name="Tabel1.A3" office:value-type="string">
            <text:p text:style-name="P36"><draw:control text:anchor-type="as-char" draw:z-index="51" draw:name="Vorm1_6" draw:style-name="gr3" draw:text-style-name="P68" svg:width="3.208cm" svg:height="0.406cm" draw:control="control52"/></text:p>
          </table:table-cell>
          <table:table-cell table:style-name="Tabel1.D3" office:value-type="string">
            <text:p text:style-name="P36"><draw:control text:anchor-type="as-char" draw:z-index="55" draw:name="Vorm1_10" draw:style-name="gr3" draw:text-style-name="P68" svg:width="4.571cm" svg:height="0.406cm" draw:control="control56"/></text:p>
          </table:table-cell>
          <table:table-cell table:style-name="Tabel1.E1" office:value-type="string">
            <text:p text:style-name="P33"/>
          </table:table-cell>
          <table:table-cell table:style-name="Tabel1.F2" office:value-type="string">
            <text:p text:style-name="P43">TeamViewer ID</text:p>
          </table:table-cell>
          <table:table-cell table:style-name="Tabel1.G2" office:value-type="string">
            <text:p text:style-name="P36"><draw:control text:anchor-type="as-char" draw:z-index="61" draw:name="Vorm1_16" draw:style-name="gr3" draw:text-style-name="P68" svg:width="5.329cm" svg:height="0.406cm" draw:control="control62"/></text:p>
          </table:table-cell>
        </table:table-row>
      </table:table>
      <text:p text:style-name="P24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5">Gebr./<text:span text:style-name="T150">Volg#</text:span></text:p>
          </table:table-cell>
          <table:table-cell table:style-name="Tabel2.A1" office:value-type="string">
            <text:p text:style-name="P26">E-mailnaam</text:p>
          </table:table-cell>
          <table:table-cell table:style-name="Tabel2.A1" office:value-type="string">
            <text:p text:style-name="P26">E-mailadres</text:p>
          </table:table-cell>
          <table:table-cell table:style-name="Tabel2.A1" office:value-type="string">
            <text:p text:style-name="P49">Gebruikersnaam</text:p>
          </table:table-cell>
          <table:table-cell table:style-name="Tabel2.A1" office:value-type="string">
            <text:p text:style-name="P45">Wachtwoord</text:p>
          </table:table-cell>
          <table:table-cell table:style-name="Tabel2.A1" office:value-type="string">
            <text:p text:style-name="P45"><text:span text:style-name="T149">Inkomende</text:span><text:span text:style-name="T148"> </text:span>mailserver<text:line-break/>(pop.voorbeeld.com)</text:p>
          </table:table-cell>
          <table:table-cell table:style-name="Tabel2.G1" office:value-type="string">
            <text:p text:style-name="P46"><text:span text:style-name="T148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8"><draw:control text:anchor-type="as-char" svg:y="-0.598cm" draw:z-index="62" draw:name="Vorm1_17" draw:style-name="gr2" draw:text-style-name="P68" svg:width="1.176cm" svg:height="0.802cm" draw:control="control63"/></text:p>
          </table:table-cell>
          <table:table-cell table:style-name="Tabel2.A2" office:value-type="string">
            <text:p text:style-name="P50"><draw:control text:anchor-type="as-char" svg:y="-0.598cm" draw:z-index="68" draw:name="Vorm1_23" draw:style-name="gr2" draw:text-style-name="P68" svg:width="2.855cm" svg:height="0.802cm" draw:control="control69"/></text:p>
          </table:table-cell>
          <table:table-cell table:style-name="Tabel2.A2" office:value-type="string">
            <text:p text:style-name="P27"><draw:control text:anchor-type="as-char" svg:y="-0.598cm" draw:z-index="69" draw:name="Vorm1_24" draw:style-name="gr2" draw:text-style-name="P68" svg:width="3.56cm" svg:height="0.802cm" draw:control="control70"/></text:p>
          </table:table-cell>
          <table:table-cell table:style-name="Tabel2.A2" office:value-type="string">
            <text:p text:style-name="P47"><draw:control text:anchor-type="as-char" svg:y="-0.598cm" draw:z-index="70" draw:name="Vorm1_25" draw:style-name="gr2" draw:text-style-name="P68" svg:width="3.287cm" svg:height="0.802cm" draw:control="control71"/></text:p>
          </table:table-cell>
          <table:table-cell table:style-name="Tabel2.A2" office:value-type="string">
            <text:p text:style-name="P47"><draw:control text:anchor-type="as-char" svg:y="-0.598cm" draw:z-index="71" draw:name="Vorm1_26" draw:style-name="gr2" draw:text-style-name="P68" svg:width="2.855cm" svg:height="0.802cm" draw:control="control72"/></text:p>
          </table:table-cell>
          <table:table-cell table:style-name="Tabel2.A2" office:value-type="string">
            <text:p text:style-name="P47"><draw:control text:anchor-type="as-char" svg:y="-0.598cm" draw:z-index="72" draw:name="Vorm1_27" draw:style-name="gr2" draw:text-style-name="P68" svg:width="4.283cm" svg:height="0.802cm" draw:control="control73"/></text:p>
          </table:table-cell>
          <table:table-cell table:style-name="Tabel2.G2" office:value-type="string">
            <text:p text:style-name="P47"><draw:control text:anchor-type="as-char" svg:y="-0.598cm" draw:z-index="73" draw:name="Vorm1_28" draw:style-name="gr2" draw:text-style-name="P68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3" draw:name="Vorm1_18" draw:style-name="gr2" draw:text-style-name="P68" svg:width="1.176cm" svg:height="0.802cm" draw:control="control64"/></text:p>
          </table:table-cell>
          <table:table-cell table:style-name="Tabel2.A3" office:value-type="string">
            <text:p text:style-name="P27"><draw:control text:anchor-type="as-char" svg:y="-0.598cm" draw:z-index="74" draw:name="Vorm1_29" draw:style-name="gr2" draw:text-style-name="P68" svg:width="2.855cm" svg:height="0.802cm" draw:control="control75"/></text:p>
          </table:table-cell>
          <table:table-cell table:style-name="Tabel2.A3" office:value-type="string">
            <text:p text:style-name="P27"><draw:control text:anchor-type="as-char" svg:y="-0.598cm" draw:z-index="79" draw:name="Vorm1_34" draw:style-name="gr2" draw:text-style-name="P68" svg:width="3.56cm" svg:height="0.802cm" draw:control="control80"/></text:p>
          </table:table-cell>
          <table:table-cell table:style-name="Tabel2.A3" office:value-type="string">
            <text:p text:style-name="P47"><draw:control text:anchor-type="as-char" svg:y="-0.598cm" draw:z-index="84" draw:name="Vorm1_39" draw:style-name="gr2" draw:text-style-name="P68" svg:width="3.287cm" svg:height="0.802cm" draw:control="control85"/></text:p>
          </table:table-cell>
          <table:table-cell table:style-name="Tabel2.A3" office:value-type="string">
            <text:p text:style-name="P47"><draw:control text:anchor-type="as-char" svg:y="-0.598cm" draw:z-index="89" draw:name="Vorm1_44" draw:style-name="gr2" draw:text-style-name="P68" svg:width="2.855cm" svg:height="0.802cm" draw:control="control90"/></text:p>
          </table:table-cell>
          <table:table-cell table:style-name="Tabel2.A3" office:value-type="string">
            <text:p text:style-name="P47"><draw:control text:anchor-type="as-char" svg:y="-0.598cm" draw:z-index="94" draw:name="Vorm1_49" draw:style-name="gr2" draw:text-style-name="P68" svg:width="4.283cm" svg:height="0.802cm" draw:control="control95"/></text:p>
          </table:table-cell>
          <table:table-cell table:style-name="Tabel2.G3" office:value-type="string">
            <text:p text:style-name="P47"><draw:control text:anchor-type="as-char" svg:y="-0.598cm" draw:z-index="99" draw:name="Vorm1_54" draw:style-name="gr2" draw:text-style-name="P68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4" draw:name="Vorm1_19" draw:style-name="gr2" draw:text-style-name="P68" svg:width="1.176cm" svg:height="0.802cm" draw:control="control65"/></text:p>
          </table:table-cell>
          <table:table-cell table:style-name="Tabel2.A3" office:value-type="string">
            <text:p text:style-name="P27"><draw:control text:anchor-type="as-char" svg:y="-0.598cm" draw:z-index="75" draw:name="Vorm1_30" draw:style-name="gr2" draw:text-style-name="P68" svg:width="2.855cm" svg:height="0.802cm" draw:control="control76"/></text:p>
          </table:table-cell>
          <table:table-cell table:style-name="Tabel2.A3" office:value-type="string">
            <text:p text:style-name="P27"><draw:control text:anchor-type="as-char" svg:y="-0.598cm" draw:z-index="80" draw:name="Vorm1_35" draw:style-name="gr2" draw:text-style-name="P68" svg:width="3.56cm" svg:height="0.802cm" draw:control="control81"/></text:p>
          </table:table-cell>
          <table:table-cell table:style-name="Tabel2.A3" office:value-type="string">
            <text:p text:style-name="P47"><draw:control text:anchor-type="as-char" svg:y="-0.598cm" draw:z-index="85" draw:name="Vorm1_40" draw:style-name="gr2" draw:text-style-name="P68" svg:width="3.287cm" svg:height="0.802cm" draw:control="control86"/></text:p>
          </table:table-cell>
          <table:table-cell table:style-name="Tabel2.A3" office:value-type="string">
            <text:p text:style-name="P47"><draw:control text:anchor-type="as-char" svg:y="-0.598cm" draw:z-index="90" draw:name="Vorm1_45" draw:style-name="gr2" draw:text-style-name="P68" svg:width="2.855cm" svg:height="0.802cm" draw:control="control91"/></text:p>
          </table:table-cell>
          <table:table-cell table:style-name="Tabel2.A3" office:value-type="string">
            <text:p text:style-name="P47"><draw:control text:anchor-type="as-char" svg:y="-0.598cm" draw:z-index="95" draw:name="Vorm1_50" draw:style-name="gr2" draw:text-style-name="P68" svg:width="4.283cm" svg:height="0.802cm" draw:control="control96"/></text:p>
          </table:table-cell>
          <table:table-cell table:style-name="Tabel2.G3" office:value-type="string">
            <text:p text:style-name="P47"><draw:control text:anchor-type="as-char" svg:y="-0.598cm" draw:z-index="100" draw:name="Vorm1_55" draw:style-name="gr2" draw:text-style-name="P68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5" draw:name="Vorm1_20" draw:style-name="gr2" draw:text-style-name="P68" svg:width="1.176cm" svg:height="0.802cm" draw:control="control66"/></text:p>
          </table:table-cell>
          <table:table-cell table:style-name="Tabel2.A3" office:value-type="string">
            <text:p text:style-name="P27"><draw:control text:anchor-type="as-char" svg:y="-0.598cm" draw:z-index="76" draw:name="Vorm1_31" draw:style-name="gr2" draw:text-style-name="P68" svg:width="2.855cm" svg:height="0.802cm" draw:control="control77"/></text:p>
          </table:table-cell>
          <table:table-cell table:style-name="Tabel2.A3" office:value-type="string">
            <text:p text:style-name="P27"><draw:control text:anchor-type="as-char" svg:y="-0.598cm" draw:z-index="81" draw:name="Vorm1_36" draw:style-name="gr2" draw:text-style-name="P68" svg:width="3.56cm" svg:height="0.802cm" draw:control="control82"/></text:p>
          </table:table-cell>
          <table:table-cell table:style-name="Tabel2.A3" office:value-type="string">
            <text:p text:style-name="P47"><draw:control text:anchor-type="as-char" svg:y="-0.598cm" draw:z-index="86" draw:name="Vorm1_41" draw:style-name="gr2" draw:text-style-name="P68" svg:width="3.287cm" svg:height="0.802cm" draw:control="control87"/></text:p>
          </table:table-cell>
          <table:table-cell table:style-name="Tabel2.A3" office:value-type="string">
            <text:p text:style-name="P47"><draw:control text:anchor-type="as-char" svg:y="-0.598cm" draw:z-index="91" draw:name="Vorm1_46" draw:style-name="gr2" draw:text-style-name="P68" svg:width="2.855cm" svg:height="0.802cm" draw:control="control92"/></text:p>
          </table:table-cell>
          <table:table-cell table:style-name="Tabel2.A3" office:value-type="string">
            <text:p text:style-name="P47"><draw:control text:anchor-type="as-char" svg:y="-0.598cm" draw:z-index="96" draw:name="Vorm1_51" draw:style-name="gr2" draw:text-style-name="P68" svg:width="4.283cm" svg:height="0.802cm" draw:control="control97"/></text:p>
          </table:table-cell>
          <table:table-cell table:style-name="Tabel2.G3" office:value-type="string">
            <text:p text:style-name="P47"><draw:control text:anchor-type="as-char" svg:y="-0.598cm" draw:z-index="101" draw:name="Vorm1_56" draw:style-name="gr2" draw:text-style-name="P68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6" draw:name="Vorm1_21" draw:style-name="gr2" draw:text-style-name="P68" svg:width="1.176cm" svg:height="0.802cm" draw:control="control67"/></text:p>
          </table:table-cell>
          <table:table-cell table:style-name="Tabel2.A3" office:value-type="string">
            <text:p text:style-name="P27"><draw:control text:anchor-type="as-char" svg:y="-0.598cm" draw:z-index="77" draw:name="Vorm1_32" draw:style-name="gr2" draw:text-style-name="P68" svg:width="2.855cm" svg:height="0.802cm" draw:control="control78"/></text:p>
          </table:table-cell>
          <table:table-cell table:style-name="Tabel2.A3" office:value-type="string">
            <text:p text:style-name="P27"><draw:control text:anchor-type="as-char" svg:y="-0.598cm" draw:z-index="82" draw:name="Vorm1_37" draw:style-name="gr2" draw:text-style-name="P68" svg:width="3.56cm" svg:height="0.802cm" draw:control="control83"/></text:p>
          </table:table-cell>
          <table:table-cell table:style-name="Tabel2.A3" office:value-type="string">
            <text:p text:style-name="P47"><draw:control text:anchor-type="as-char" svg:y="-0.598cm" draw:z-index="87" draw:name="Vorm1_42" draw:style-name="gr2" draw:text-style-name="P68" svg:width="3.287cm" svg:height="0.802cm" draw:control="control88"/></text:p>
          </table:table-cell>
          <table:table-cell table:style-name="Tabel2.A3" office:value-type="string">
            <text:p text:style-name="P47"><draw:control text:anchor-type="as-char" svg:y="-0.598cm" draw:z-index="92" draw:name="Vorm1_47" draw:style-name="gr2" draw:text-style-name="P68" svg:width="2.855cm" svg:height="0.802cm" draw:control="control93"/></text:p>
          </table:table-cell>
          <table:table-cell table:style-name="Tabel2.A3" office:value-type="string">
            <text:p text:style-name="P47"><draw:control text:anchor-type="as-char" svg:y="-0.598cm" draw:z-index="97" draw:name="Vorm1_52" draw:style-name="gr2" draw:text-style-name="P68" svg:width="4.283cm" svg:height="0.802cm" draw:control="control98"/></text:p>
          </table:table-cell>
          <table:table-cell table:style-name="Tabel2.G3" office:value-type="string">
            <text:p text:style-name="P47"><draw:control text:anchor-type="as-char" svg:y="-0.598cm" draw:z-index="102" draw:name="Vorm1_57" draw:style-name="gr2" draw:text-style-name="P68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8"><draw:control text:anchor-type="as-char" svg:y="-0.598cm" draw:z-index="67" draw:name="Vorm1_22" draw:style-name="gr2" draw:text-style-name="P68" svg:width="1.176cm" svg:height="0.802cm" draw:control="control68"/></text:p>
          </table:table-cell>
          <table:table-cell table:style-name="Tabel2.A3" office:value-type="string">
            <text:p text:style-name="P27"><draw:control text:anchor-type="as-char" svg:y="-0.598cm" draw:z-index="78" draw:name="Vorm1_33" draw:style-name="gr2" draw:text-style-name="P68" svg:width="2.855cm" svg:height="0.802cm" draw:control="control79"/></text:p>
          </table:table-cell>
          <table:table-cell table:style-name="Tabel2.A3" office:value-type="string">
            <text:p text:style-name="P27"><draw:control text:anchor-type="as-char" svg:y="-0.598cm" draw:z-index="83" draw:name="Vorm1_38" draw:style-name="gr2" draw:text-style-name="P68" svg:width="3.56cm" svg:height="0.802cm" draw:control="control84"/></text:p>
          </table:table-cell>
          <table:table-cell table:style-name="Tabel2.A3" office:value-type="string">
            <text:p text:style-name="P47"><draw:control text:anchor-type="as-char" svg:y="-0.598cm" draw:z-index="88" draw:name="Vorm1_43" draw:style-name="gr2" draw:text-style-name="P68" svg:width="3.287cm" svg:height="0.802cm" draw:control="control89"/></text:p>
          </table:table-cell>
          <table:table-cell table:style-name="Tabel2.A3" office:value-type="string">
            <text:p text:style-name="P47"><draw:control text:anchor-type="as-char" svg:y="-0.598cm" draw:z-index="93" draw:name="Vorm1_48" draw:style-name="gr2" draw:text-style-name="P68" svg:width="2.855cm" svg:height="0.802cm" draw:control="control94"/></text:p>
          </table:table-cell>
          <table:table-cell table:style-name="Tabel2.A3" office:value-type="string">
            <text:p text:style-name="P47"><draw:control text:anchor-type="as-char" svg:y="-0.598cm" draw:z-index="98" draw:name="Vorm1_53" draw:style-name="gr2" draw:text-style-name="P68" svg:width="4.283cm" svg:height="0.802cm" draw:control="control99"/></text:p>
          </table:table-cell>
          <table:table-cell table:style-name="Tabel2.G3" office:value-type="string">
            <text:p text:style-name="P47"><draw:control text:anchor-type="as-char" svg:y="-0.598cm" draw:z-index="103" draw:name="Vorm1_58" draw:style-name="gr2" draw:text-style-name="P68" svg:width="4.46cm" svg:height="0.802cm" draw:control="control104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3-07-23T18:32:51.592008532">23-07-2023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3-07-23T18:32:51.593491500">23-07-2023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32:51.377660129</dc:date>
    <meta:print-date>2014-01-05T10:21:33.960023988</meta:print-date>
    <meta:keyword>Installatie</meta:keyword>
    <meta:keyword>Checklist</meta:keyword>
    <meta:keyword>Linux</meta:keyword>
    <meta:editing-cycles>2386</meta:editing-cycles>
    <meta:editing-duration>P5DT3M32S</meta:editing-duration>
    <meta:printed-by>Karel Zimmer</meta:printed-by>
    <dc:creator>Karel Zimmer</dc:creator>
    <meta:document-statistic meta:table-count="5" meta:image-count="0" meta:object-count="0" meta:page-count="4" meta:paragraph-count="151" meta:word-count="467" meta:character-count="3866" meta:non-whitespace-character-count="3264"/>
    <meta:user-defined meta:name="Info 1"/>
    <meta:user-defined meta:name="Info 2"/>
    <meta:user-defined meta:name="Info 3"/>
    <meta:user-defined meta:name="Info 4"/>
  </office:meta>
</office:document-meta>
</file>